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35cm"/>
      <style:paragraph-properties style:writing-mode="lr-tb"/>
    </style:style>
    <style:style style:name="gr3" style:family="graphic" style:parent-style-name="standard" style:list-style-name="L2">
      <style:graphic-properties draw:stroke="none" draw:fill="none" fo:min-height="3.35cm"/>
      <style:paragraph-properties style:writing-mode="lr-tb"/>
    </style:style>
    <style:style style:name="gr4" style:family="graphic" style:parent-style-name="standard">
      <style:graphic-properties draw:stroke="none" draw:fill="none" fo:min-height="3.95cm"/>
      <style:paragraph-properties style:writing-mode="lr-tb"/>
    </style:style>
    <style:style style:name="gr5" style:family="graphic" style:parent-style-name="standard">
      <style:graphic-properties draw:stroke="none" draw:fill="none" fo:min-height="0.988cm"/>
      <style:paragraph-properties style:writing-mode="lr-tb"/>
    </style:style>
    <style:style style:name="gr6" style:family="graphic" style:parent-style-name="standard">
      <style:graphic-properties draw:stroke="none" draw:fill="none" fo:min-height="2.35cm"/>
      <style:paragraph-properties style:writing-mode="lr-tb"/>
    </style:style>
    <style:style style:name="gr7" style:family="graphic" style:parent-style-name="standard">
      <style:graphic-properties draw:stroke="none" draw:fill="none" fo:min-height="9.35cm"/>
      <style:paragraph-properties style:writing-mode="lr-tb"/>
    </style:style>
    <style:style style:name="gr8" style:family="graphic" style:parent-style-name="standard">
      <style:graphic-properties draw:stroke="none" draw:fill="none" fo:min-height="6.35cm"/>
      <style:paragraph-properties style:writing-mode="lr-tb"/>
    </style:style>
    <style:style style:name="gr9" style:family="graphic" style:parent-style-name="Обычный_5f_2_5f_2_5f_1">
      <style:graphic-properties draw:stroke="none" draw:fill="none" fo:min-height="9.1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ро автоматическую обработку изображений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" draw:text-style-name="P5" draw:layer="layout" svg:width="26.253cm" svg:height="12.6cm" svg:x="0.947cm" svg:y="5cm">
          <draw:text-box>
            <text:p text:style-name="P3"><text:span text:style-name="T5">цели обработки изображений</text:span></text:p>
            <text:p text:style-name="P3"><text:span text:style-name="T6"/></text:p>
            <text:p text:style-name="P3"><text:span text:style-name="T7"/></text:p>
            <text:p text:style-name="P3"><text:span text:style-name="T7">Полиграфия, дизайн</text:span><text:span text:style-name="T6"> — улучшение качества, ретушь, изменение размера и формы, композиция.</text:span></text:p>
            <text:p text:style-name="P3"><text:span text:style-name="T6"/></text:p>
            <text:p text:style-name="P4"><text:span text:style-name="T7"/></text:p>
            <text:p text:style-name="P4"><text:span text:style-name="T7">Спецэффекты в кино</text:span><text:span text:style-name="T6"> – композиция, монтаж фонов, захват движения.</text:span></text:p>
            <text:p text:style-name="P3"><text:span text:style-name="T6"/></text:p>
            <text:p text:style-name="P3"><text:span text:style-name="T7"/></text:p>
            <text:p text:style-name="P3"><text:span text:style-name="T7">Интернет</text:span><text:span text:style-name="T6"> — поиск, аннотация, поиск дубликатов, распознавание объектов.</text:span></text:p>
            <text:p text:style-name="P3"><text:span text:style-name="T6"/></text:p>
            <text:p text:style-name="P3"><text:span text:style-name="T7"/></text:p>
            <text:p text:style-name="P3"><text:span text:style-name="T7">Промышленные системы</text:span><text:span text:style-name="T6"> — диагностика, контроль качества.</text:span></text:p>
            <text:p text:style-name="P3"><text:span text:style-name="T6"/></text:p>
            <text:p text:style-name="P4"><text:span text:style-name="T7">Роботы и видеонаблюдение</text:span><text:span text:style-name="T6"> — поиск и локализация объектов, отслеживание, распознавание объектов, распознавание жестов и событий.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3" draw:text-style-name="P8" draw:layer="layout" svg:width="10.6cm" svg:height="3.936cm" svg:x="13.8cm" svg:y="8.4cm">
          <draw:text-box>
            <text:p text:style-name="P7">классификатор изображений</text:p>
            <text:p text:style-name="P7"/>
            <text:p>локализация объектов</text:p>
            <text:p/>
            <text:p>сопровождение объектов</text:p>
          </draw:text-box>
        </draw:frame>
        <draw:frame draw:style-name="gr4" draw:text-style-name="P9" draw:layer="layout" svg:width="10.4cm" svg:height="5.41cm" svg:x="2.2cm" svg:y="8.6cm">
          <draw:text-box>
            <text:p>коррекция изображения</text:p>
            <text:p/>
            <text:p>сравнение изображений</text:p>
            <text:p/>
            <text:p text:style-name="P7">сегментация изображения</text:p>
            <text:p text:style-name="P7"/>
            <text:p text:style-name="P7">генератор изображений</text:p>
          </draw:text-box>
        </draw:frame>
        <draw:frame draw:style-name="gr5" draw:text-style-name="P10" draw:layer="layout" svg:width="16.39cm" svg:height="1.238cm" svg:x="3.81cm" svg:y="6.4cm">
          <draw:text-box>
            <text:p><text:span text:style-name="T8">задачи обработки изображений</text:span></text:p>
          </draw:text-box>
        </draw:frame>
        <draw:frame draw:style-name="gr6" draw:text-style-name="P10" draw:layer="layout" svg:width="8.706cm" svg:height="2.6cm" svg:x="10.094cm" svg:y="15.6cm">
          <draw:text-box>
            <text:p>реконструкция сцены</text:p>
            <text:p/>
            <text:p>распознавание событий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7" draw:text-style-name="P9" draw:layer="layout" svg:width="11.6cm" svg:height="9.6cm" svg:x="1cm" svg:y="5cm">
          <draw:text-box>
            <text:p><text:span text:style-name="T8">Модель объекта</text:span></text:p>
            <text:p><text:span text:style-name="T8"/></text:p>
            <text:p>Цветовые фильтры </text:p>
            <text:p/>
            <text:p>Выделение и анализ контуров</text:p>
            <text:p/>
            <text:p>Сопоставление с шаблоном </text:p>
            <text:p/>
            <text:p>Работа с особыми точками </text:p>
            <text:p/>
            <text:p>Методы машинного обучения </text:p>
            <text:p/>
          </draw:text-box>
        </draw:frame>
        <draw:frame draw:style-name="gr8" draw:text-style-name="P11" draw:layer="layout" svg:width="12.6cm" svg:height="6.6cm" svg:x="13cm" svg:y="5.2cm">
          <draw:text-box>
            <text:p><text:span text:style-name="T8">Модель фона</text:span></text:p>
            <text:p><text:span text:style-name="T8"/></text:p>
            <text:p><text:span text:style-name="T9">Усреднённый фон</text:span></text:p>
            <text:p><text:span text:style-name="T9"/></text:p>
            <text:p><text:span text:style-name="T9">Модель фона по Гауссу</text:span></text:p>
            <text:p><text:span text:style-name="T9"/></text:p>
            <text:p><text:span text:style-name="T9">Смесь гауссиан как модель ф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4">ML обработка изображений: <text:s/>литература</text:span></text:p>
          </draw:text-box>
        </draw:frame>
        <draw:frame draw:style-name="gr9" draw:text-style-name="P5" draw:layer="layout" svg:width="25cm" svg:height="9.461cm" svg:x="1cm" svg:y="4.6cm">
          <draw:text-box>
            <text:p text:style-name="P3"><text:span text:style-name="T6">git clone </text:span><text:span text:style-name="T10">https://github.com/mechanoid5/ml_lectorium.git</text:span></text:p>
            <text:p text:style-name="P3"><text:span text:style-name="T6"/></text:p>
            <text:p text:style-name="P3"><text:span text:style-name="T6">Борисов Е.С. Базовые методы обработки изображений.</text:span></text:p>
            <text:p text:style-name="P3"><text:span text:style-name="T6"><text:a xlink:href="http://mechanoid.su/cv-base.html" xlink:type="simple">http://mechanoid.su/cv-base.html</text:a></text:span></text:p>
            <text:p text:style-name="P3"><text:span text:style-name="T6"/></text:p>
            <text:p text:style-name="P4"><text:span text:style-name="T6">Борисов Е.С. Детектор объектов для неподвижных камер.</text:span></text:p>
            <text:p text:style-name="P4"><text:span text:style-name="T6"><text:a xlink:href="http://mechanoid.su/cv-backgr.html" xlink:type="simple">http://mechanoid.su/cv-backgr.html</text:a></text:span></text:p>
            <text:p text:style-name="P4"><text:span text:style-name="T6"/></text:p>
            <text:p text:style-name="P4"><text:span text:style-name="T6">Борисов Е.С. О задаче поиска объекта на изображении.</text:span></text:p>
            <text:p text:style-name="P4"><text:span text:style-name="T6"><text:a xlink:href="http://mechanoid.su/cv-image-detector.html" xlink:type="simple">http://mechanoid.su/cv-image-detector.html</text:a></text:span></text:p>
            <text:p text:style-name="P4"><text:span text:style-name="T6"/></text:p>
            <text:p text:style-name="P4"><text:span text:style-name="T6">Конушин А.С. Введение в компьютерное зрение. 2015</text:span></text:p>
            <text:p text:style-name="P4"><text:span text:style-name="T6"><text:a xlink:href="https://www.youtube.com/playlist?list=PL-_cKNuVAYAXAnpy8RCV8UtFrFFLRa4rh" xlink:type="simple">https://www.youtube.com/playlist?list=PL-_cKNuVAYAXAnpy8RCV8UtFrFFLRa4rh</text:a>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4-19T14:50:38.587294475</dc:date>
    <meta:editing-duration>P2DT1H28M42S</meta:editing-duration>
    <meta:editing-cycles>599</meta:editing-cycles>
    <meta:generator>LibreOffice/7.2.5.2.0$Linux_X86_64 LibreOffice_project/20$Build-2</meta:generator>
    <meta:document-statistic meta:object-count="56"/>
  </office:meta>
</office:document-meta>
</file>